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master-page-name="Standard">
      <style:paragraph-properties style:page-number="1"/>
    </style:style>
    <style:style style:name="T1" style:family="text">
      <style:text-properties style:text-position="super 58%"/>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hmed Khan</text:p>
      <text:p text:style-name="Standard">Adam Freed</text:p>
      <text:p text:style-name="Standard">Professor Chenhansa</text:p>
      <text:p text:style-name="Standard">CS-124</text:p>
      <text:p text:style-name="Standard">6<text:span text:style-name="T1">th</text:span> April 2023</text:p>
      <text:p text:style-name="P1"><text:span text:style-name="T2">Post-Lab Report</text:span></text:p>
      <text:p text:style-name="P2"><text:span text:style-name="T2">Development Process:</text:span></text:p>
      <text:p text:style-name="P2"><text:span text:style-name="T2"><text:tab/>This lab differed from the previous ones due to it being a group project. This brings its own host of benefits and caveats. One would assume that two minds on one task makes it complete twice as fast, but this is like saying 9 women can make a baby in a month. Such collaboration requires proper communication on the objective, as well as delegation of labor so there is parallel work that is more efficient than one person rather than conflicting work that is less than one person’s efficiency. Therefore, a plan was set out before development on what needed to be done, a framework, a flow chart, and frequent consultation of the requirements. Secondarily, communication was established through Discord, which provided a proper interface to interact in a desktop setting, enabling the transmission of links, code, and bash commands as necessary. Third, version control was integral to the project. The problem with collaborative production is de-synchronization, as if each individual <text:s/>is working on their copy of the project and making their own changes, things quickly spiral out of hand. One person’s bugs or unfinished code could render the entire project to a standstill until the issue is resolved, and this friction brings efficiency to below that of a single individual. I experienced this firsthand during the group project for CS-116, where my group had left me with a dysfunctional code-base that took me an all nighter to untangle on top of a finals week. Moreover, this work was almost always done on real-time IDE’s such as Replit, a google-doc types editor where everyone’s changes are integrated simultaneously, and saving and re-compilation are done per keystroke. I wanted to end the chaos of real-time collaboration once and for all, and resorted to learning the complicated ropes of a powerful version control tool called Git. Git allowed us to keep a third party backup on Github, and have individual copies to make changes on that we could work on until it was completed and functional before committing them to the repository. And each of these commits was recorded in the long, which could be visualized with a tree structure showing branches for feature development as well as merge conflicts. Each merge conflict was resolved in its own way, sometimes by bringing an older branch up to date, or by overriding one with the other when we know one person’s changes were the right ones. What Git allowed us to do was have a say in how this was handled, and have efficient commands to achieve it rather than either having no choice or having to do all of it manually. Lastly, the commit history provided a rich context for explaining the development process in retrospect. Lastly, being compelled to become familiarized with Git in a bash and Linux environment is the professional standard, and it is good we are learning it now such that when we get to university and employment settings, it is already second nature.</text:span></text:p>
      <text:p text:style-name="P2"/>
      <text:p text:style-name="P2">We started by creating a basic skeleton code. We created header files for: parser, the object we used to interact with text files directly; runtime, the object with functions that represented significant parts of the main loop; tree, the object we were using to store the encryption pattern; and hashmap, the object we were using to store the decryption pattern.</text:p>
      <text:p text:style-name="P2"/>
      <text:p text:style-name="P2">Parser had a constructor that took in the name of a file, and stored it as a private variable. It then had several functions that interacted with the file. These functions were does_this_file_exist(), which looked at the stored file and returned a boolean based on whether the file existed, is_this_file_encrypted(), which read the file and returned a boolean that was true if the file contained only 1s and 0s, parse_cipher(), which returned a vector containing &lt;char, string&gt; pairs that represented the cipher found in the file, parse_encryption(), which returned a vector containing each encrypted character (in the form of a string of 0s and 1s) in the file, and parse_plaintext(), which returned a vector of each word in the file.</text:p>
      <text:p text:style-name="P2"/>
      <text:p text:style-name="P2">Runtime h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692" meta:character-count="4145" meta:non-whitespace-character-count="3461"/>
    <meta:generator>LibreOfficeDev/6.0.5.2$Linux_X86_64 LibreOffice_project/</meta:generator>
  </office:meta>
</office:document-meta>
</file>